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IntroductionInterceptor.setTime(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IntroductionInterceptor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IntroductionInterceptor.TimestampIntroduc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stampIntroductionInterceptor.TimestampIntroductionInterceptor(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